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64" style:family="paragraph" style:parent-style-name="Standard">
      <style:text-properties style:font-name="Liberation Serif" officeooo:rsid="001113ed" officeooo:paragraph-rsid="001113ed"/>
    </style:style>
    <style:style style:name="P65" style:family="paragraph" style:parent-style-name="Standard">
      <style:text-properties style:font-name="Liberation Serif" officeooo:rsid="00146fdd" officeooo:paragraph-rsid="00146fdd"/>
    </style:style>
    <style:style style:name="P66" style:family="paragraph" style:parent-style-name="Standard">
      <style:text-properties style:font-name="Liberation Serif" officeooo:rsid="00146fdd" officeooo:paragraph-rsid="001816b6"/>
    </style:style>
    <style:style style:name="P67" style:family="paragraph" style:parent-style-name="Standard">
      <style:text-properties style:font-name="Liberation Serif" officeooo:rsid="00146fdd" officeooo:paragraph-rsid="001944bd"/>
    </style:style>
    <style:style style:name="P68" style:family="paragraph" style:parent-style-name="Standard">
      <style:text-properties style:font-name="Liberation Serif" officeooo:rsid="001944bd" officeooo:paragraph-rsid="001944bd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07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11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15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34" style:family="paragraph" style:parent-style-name="Standard">
      <style:text-properties officeooo:rsid="00146fdd" officeooo:paragraph-rsid="001816b6"/>
    </style:style>
    <style:style style:name="P135" style:family="paragraph" style:parent-style-name="Standard">
      <style:text-properties officeooo:rsid="00146fdd" officeooo:paragraph-rsid="001944bd"/>
    </style:style>
    <style:style style:name="P136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37" style:family="paragraph" style:parent-style-name="Standard">
      <style:text-properties officeooo:paragraph-rsid="002ec8d4"/>
    </style:style>
    <style:style style:name="P138" style:family="paragraph" style:parent-style-name="Standard">
      <style:text-properties officeooo:paragraph-rsid="0074aa46"/>
    </style:style>
    <style:style style:name="P139" style:family="paragraph" style:parent-style-name="Standard">
      <style:text-properties officeooo:paragraph-rsid="0079f35b"/>
    </style:style>
    <style:style style:name="P140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46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47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4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4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52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58" style:family="paragraph" style:parent-style-name="Standard">
      <style:paragraph-properties fo:text-align="start" style:justify-single-word="false"/>
      <style:text-properties officeooo:paragraph-rsid="00b02c56"/>
    </style:style>
    <style:style style:name="P159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60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61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64" style:family="paragraph" style:parent-style-name="Table_20_Contents">
      <style:text-properties officeooo:rsid="001bd6d8" officeooo:paragraph-rsid="001bd6d8"/>
    </style:style>
    <style:style style:name="P165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66" style:family="paragraph" style:parent-style-name="Table_20_Contents">
      <style:paragraph-properties fo:text-align="end" style:justify-single-word="false"/>
    </style:style>
    <style:style style:name="P167" style:family="paragraph" style:parent-style-name="Table_20_Contents">
      <style:paragraph-properties fo:text-align="start" style:justify-single-word="false"/>
    </style:style>
    <style:style style:name="P168" style:family="paragraph" style:parent-style-name="Table_20_Contents">
      <style:text-properties officeooo:rsid="001c9de3" officeooo:paragraph-rsid="001c9de3"/>
    </style:style>
    <style:style style:name="P169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70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71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9" style:family="paragraph" style:parent-style-name="Text_20_body">
      <style:text-properties officeooo:paragraph-rsid="00b1907a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20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20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206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07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officeooo:rsid="007890e3"/>
    </style:style>
    <style:style style:name="T63" style:family="text">
      <style:text-properties officeooo:rsid="0078ae39"/>
    </style:style>
    <style:style style:name="T64" style:family="text">
      <style:text-properties officeooo:rsid="0079f35b"/>
    </style:style>
    <style:style style:name="T65" style:family="text">
      <style:text-properties officeooo:rsid="007cdc20"/>
    </style:style>
    <style:style style:name="T66" style:family="text">
      <style:text-properties officeooo:rsid="007e9927"/>
    </style:style>
    <style:style style:name="T67" style:family="text">
      <style:text-properties officeooo:rsid="008980c4"/>
    </style:style>
    <style:style style:name="T68" style:family="text">
      <style:text-properties officeooo:rsid="008a36e2"/>
    </style:style>
    <style:style style:name="T69" style:family="text">
      <style:text-properties officeooo:rsid="008af5f5"/>
    </style:style>
    <style:style style:name="T70" style:family="text">
      <style:text-properties officeooo:rsid="008d6ef4"/>
    </style:style>
    <style:style style:name="T71" style:family="text">
      <style:text-properties officeooo:rsid="008ef787"/>
    </style:style>
    <style:style style:name="T72" style:family="text">
      <style:text-properties style:font-name="Liberation Serif1" officeooo:rsid="008ef787" style:font-name-asian="Liberation Serif1" style:font-name-complex="Liberation Serif1"/>
    </style:style>
    <style:style style:name="T73" style:family="text">
      <style:text-properties officeooo:rsid="0090ad07"/>
    </style:style>
    <style:style style:name="T74" style:family="text">
      <style:text-properties officeooo:rsid="00911ae0"/>
    </style:style>
    <style:style style:name="T75" style:family="text">
      <style:text-properties officeooo:rsid="0092dc70"/>
    </style:style>
    <style:style style:name="T76" style:family="text">
      <style:text-properties officeooo:rsid="0099bfd7"/>
    </style:style>
    <style:style style:name="T77" style:family="text">
      <style:text-properties style:text-position="0% 100%"/>
    </style:style>
    <style:style style:name="T78" style:family="text">
      <style:text-properties style:text-position="0% 100%" officeooo:rsid="009c9016"/>
    </style:style>
    <style:style style:name="T79" style:family="text">
      <style:text-properties style:text-position="0% 100%" officeooo:rsid="009e7747"/>
    </style:style>
    <style:style style:name="T80" style:family="text">
      <style:text-properties style:text-position="0% 100%" officeooo:rsid="009f5bbf"/>
    </style:style>
    <style:style style:name="T81" style:family="text">
      <style:text-properties style:text-position="0% 100%" officeooo:rsid="00a1b1a9"/>
    </style:style>
    <style:style style:name="T82" style:family="text">
      <style:text-properties officeooo:rsid="00a3e5e2"/>
    </style:style>
    <style:style style:name="T83" style:family="text">
      <style:text-properties officeooo:rsid="00b1907a"/>
    </style:style>
    <style:style style:name="T84" style:family="text">
      <style:text-properties officeooo:rsid="00b24320"/>
    </style:style>
    <style:style style:name="T85" style:family="text">
      <style:text-properties officeooo:rsid="00b98130"/>
    </style:style>
    <style:style style:name="T86" style:family="text">
      <style:text-properties officeooo:rsid="00bb9b0d"/>
    </style:style>
    <style:style style:name="T87" style:family="text">
      <style:text-properties officeooo:rsid="00bfe905"/>
    </style:style>
    <style:style style:name="T88" style:family="text">
      <style:text-properties officeooo:rsid="00c303b1"/>
    </style:style>
    <style:style style:name="T89" style:family="text">
      <style:text-properties style:text-line-through-style="solid" style:text-line-through-type="single"/>
    </style:style>
    <style:style style:name="T90" style:family="text">
      <style:text-properties style:text-line-through-style="solid" style:text-line-through-type="single" style:text-position="0% 100%"/>
    </style:style>
    <style:style style:name="T91" style:family="text">
      <style:text-properties style:text-line-through-style="none" style:text-line-through-type="none"/>
    </style:style>
    <style:style style:name="T92" style:family="text">
      <style:text-properties style:text-line-through-style="none" style:text-line-through-type="none" style:text-position="super 58%"/>
    </style:style>
    <style:style style:name="T93" style:family="text">
      <style:text-properties style:text-line-through-style="none" style:text-line-through-type="none" style:text-position="super 58%" officeooo:rsid="00c3cdcd"/>
    </style:style>
    <style:style style:name="T94" style:family="text">
      <style:text-properties style:text-line-through-style="none" style:text-line-through-type="none" style:text-position="super 58%" officeooo:rsid="00c54985"/>
    </style:style>
    <style:style style:name="T95" style:family="text">
      <style:text-properties style:text-line-through-style="none" style:text-line-through-type="none" officeooo:rsid="00c3cdcd"/>
    </style:style>
    <style:style style:name="T96" style:family="text">
      <style:text-properties style:text-line-through-style="none" style:text-line-through-type="none" officeooo:rsid="00c54985"/>
    </style:style>
    <style:style style:name="T97" style:family="text">
      <style:text-properties officeooo:rsid="00c4a903"/>
    </style:style>
    <style:style style:name="T98" style:family="text">
      <style:text-properties officeooo:rsid="00c549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28">Задача 1.</text:p>
      <text:p text:style-name="P28"/>
      <text:p text:style-name="P28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4"/>
      <text:p text:style-name="P65">Задача 2.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59">S</text:p>
          </table:table-cell>
          <table:table-cell table:style-name="Table1.A1" office:value-type="string">
            <text:p text:style-name="P160">V</text:p>
          </table:table-cell>
          <table:table-cell table:style-name="Table1.A1" office:value-type="string">
            <text:p text:style-name="P169">v</text:p>
          </table:table-cell>
          <table:table-cell table:style-name="Table1.D1" office:value-type="string">
            <text:p text:style-name="P162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0">900</text:p>
          </table:table-cell>
          <table:table-cell table:style-name="Table1.A2" office:value-type="string">
            <text:p text:style-name="P160">16</text:p>
          </table:table-cell>
          <table:table-cell table:style-name="Table1.A2" office:value-type="string">
            <text:p text:style-name="P160">4</text:p>
          </table:table-cell>
          <table:table-cell table:style-name="Table1.D2" office:value-type="string">
            <text:p text:style-name="P163">75</text:p>
          </table:table-cell>
        </table:table-row>
        <table:table-row>
          <table:table-cell table:style-name="Table1.A2" office:value-type="string">
            <text:p text:style-name="P160">300</text:p>
          </table:table-cell>
          <table:table-cell table:style-name="Table1.A2" office:value-type="string">
            <text:p text:style-name="P160">15</text:p>
          </table:table-cell>
          <table:table-cell table:style-name="Table1.A2" office:value-type="string">
            <text:p text:style-name="P160">3</text:p>
          </table:table-cell>
          <table:table-cell table:style-name="Table1.D2" office:value-type="string">
            <text:p text:style-name="P163">25</text:p>
          </table:table-cell>
        </table:table-row>
        <table:table-row>
          <table:table-cell table:style-name="Table1.A2" office:value-type="string">
            <text:p text:style-name="P160">350</text:p>
          </table:table-cell>
          <table:table-cell table:style-name="Table1.A2" office:value-type="string">
            <text:p text:style-name="P160">14</text:p>
          </table:table-cell>
          <table:table-cell table:style-name="Table1.A2" office:value-type="string">
            <text:p text:style-name="P160">3,5</text:p>
          </table:table-cell>
          <table:table-cell table:style-name="Table1.D2" office:value-type="string">
            <text:p text:style-name="P162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0">210</text:p>
          </table:table-cell>
          <table:table-cell table:style-name="Table1.A2" office:value-type="string">
            <text:p text:style-name="P160">12</text:p>
          </table:table-cell>
          <table:table-cell table:style-name="Table1.A2" office:value-type="string">
            <text:p text:style-name="P160">3,1</text:p>
          </table:table-cell>
          <table:table-cell table:style-name="Table1.D2" office:value-type="string">
            <text:p text:style-name="P162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0">120</text:p>
          </table:table-cell>
          <table:table-cell table:style-name="Table1.A2" office:value-type="string">
            <text:p text:style-name="P160">13,5</text:p>
          </table:table-cell>
          <table:table-cell table:style-name="Table1.A2" office:value-type="string">
            <text:p text:style-name="P162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62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65"/>
      <text:p text:style-name="P134"><text:span text:style-name="T1">Задача </text:span><text:span text:style-name="T2">3</text:span><text:span text:style-name="T1">.</text:span></text:p>
      <text:p text:style-name="P66"/>
      <text:p text:style-name="P66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6"/>
      <text:p text:style-name="P135"><text:span text:style-name="T1">Задача </text:span><text:span text:style-name="T3">4</text:span><text:span text:style-name="T1">.</text:span></text:p>
      <text:p text:style-name="P67"/>
      <text:p text:style-name="P135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4"/>
          </table:table-cell>
          <table:table-cell table:style-name="Table2.B1" office:value-type="string">
            <text:p text:style-name="P164">250</text:p>
          </table:table-cell>
          <table:table-cell table:style-name="Table2.C1" office:value-type="string">
            <text:p text:style-name="P164">18</text:p>
          </table:table-cell>
        </table:table-row>
        <table:table-row>
          <table:table-cell table:style-name="Table2.A1" office:value-type="string">
            <text:p text:style-name="P165">-</text:p>
          </table:table-cell>
          <table:table-cell table:style-name="Table2.B2" office:value-type="string">
            <text:p text:style-name="P164">18</text:p>
          </table:table-cell>
          <table:table-cell table:style-name="Table2.A1" office:value-type="string">
            <text:p text:style-name="P164">1<text:span text:style-name="T7">3.(8)</text:span></text:p>
          </table:table-cell>
        </table:table-row>
        <table:table-row>
          <table:table-cell table:style-name="Table2.A1" office:value-type="string">
            <text:p text:style-name="P166">-</text:p>
          </table:table-cell>
          <table:table-cell table:style-name="Table2.A1" office:value-type="string">
            <text:p text:style-name="P167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64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66">-</text:p>
          </table:table-cell>
          <table:table-cell table:style-name="Table2.A1" office:value-type="string">
            <text:p text:style-name="P164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68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68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36"><text:soft-page-break/><text:span text:style-name="T1">§ </text:span><text:span text:style-name="T4">2</text:span></text:p>
      <text:p text:style-name="P29"/>
      <text:p text:style-name="P30">Задача 1.</text:p>
      <text:p text:style-name="P30"/>
      <text:p text:style-name="P69">a = b + c</text:p>
      <text:p text:style-name="P69"/>
      <text:p text:style-name="P30">Задача <text:span text:style-name="T8">2</text:span>.</text:p>
      <text:p text:style-name="P30"/>
      <text:p text:style-name="P69">S = k * n</text:p>
      <text:p text:style-name="P69"/>
      <text:p text:style-name="P30">Задача <text:span text:style-name="T8">3</text:span>.</text:p>
      <text:p text:style-name="P30"/>
      <text:p text:style-name="P69"><text:span text:style-name="T10">a</text:span> = b <text:span text:style-name="T10">+ c</text:span></text:p>
      <text:p text:style-name="P69"/>
      <text:p text:style-name="P69"><text:s/><text:span text:style-name="T9">Задача </text:span>4<text:span text:style-name="T9">.</text:span></text:p>
      <text:p text:style-name="P69"/>
      <text:p text:style-name="P69">S = v * t</text:p>
      <text:p text:style-name="P69"/>
      <text:p text:style-name="P69"><text:s/><text:span text:style-name="T9">Задача </text:span>5<text:span text:style-name="T9">.</text:span></text:p>
      <text:p text:style-name="P69"/>
      <text:p text:style-name="P69">p = m * n</text:p>
      <text:p text:style-name="P69"/>
      <text:p text:style-name="P3"/>
      <text:p text:style-name="P3">§ <text:span text:style-name="T11">3</text:span></text:p>
      <text:p text:style-name="P3"/>
      <text:p text:style-name="P31">Задача 1.</text:p>
      <text:p text:style-name="P31"/>
      <text:p text:style-name="P70">S = a * (a — b)</text:p>
      <text:p text:style-name="P70"/>
      <text:p text:style-name="P31">Задача <text:span text:style-name="T11">2</text:span>.</text:p>
      <text:p text:style-name="P31"/>
      <text:p text:style-name="P71">A = a * m + (a — b) * n</text:p>
      <text:p text:style-name="P70"/>
      <text:p text:style-name="P31">Задача <text:span text:style-name="T11">3</text:span>.</text:p>
      <text:p text:style-name="P31"/>
      <text:p text:style-name="P72">n = (m — a) + (m — b)</text:p>
      <text:p text:style-name="P72"/>
      <text:p text:style-name="P72"/>
      <text:p text:style-name="P4">§ <text:span text:style-name="T12">4</text:span></text:p>
      <text:p text:style-name="P72"/>
      <text:p text:style-name="P32">Задача 1.</text:p>
      <text:p text:style-name="P32"/>
      <text:p text:style-name="P80">b = 50a</text:p>
      <text:p text:style-name="P73"/>
      <text:p text:style-name="P32">Задача <text:span text:style-name="T12">2</text:span>.</text:p>
      <text:p text:style-name="P32"/>
      <text:p text:style-name="P80">p = 4a</text:p>
      <text:p text:style-name="P32"/>
      <text:p text:style-name="P32">Задача <text:span text:style-name="T12">3</text:span>.</text:p>
      <text:p text:style-name="P32"/>
      <text:p text:style-name="P73">p = 2a + 2b</text:p>
      <text:p text:style-name="P73"/>
      <text:p text:style-name="P32"><text:soft-page-break/>Задача <text:span text:style-name="T12">4</text:span>.</text:p>
      <text:p text:style-name="P32"/>
      <text:p text:style-name="P74"><text:span text:style-name="T15">c = 5</text:span>a <text:span text:style-name="T11">—</text:span> <text:span text:style-name="T15">b</text:span></text:p>
      <text:p text:style-name="P32"/>
      <text:p text:style-name="P33">Задача <text:span text:style-name="T13">5</text:span>.</text:p>
      <text:p text:style-name="P33"/>
      <text:p text:style-name="P75">a = <text:span text:style-name="T15">b + 2b</text:span></text:p>
      <text:p text:style-name="P75"/>
      <text:p text:style-name="P33">Задача <text:span text:style-name="T13">6</text:span>.</text:p>
      <text:p text:style-name="P33"/>
      <text:p text:style-name="P75">A = <text:span text:style-name="T15">a + 2a + 4a</text:span></text:p>
      <text:p text:style-name="P75"/>
      <text:p text:style-name="P33">Задача <text:span text:style-name="T13">7</text:span>.</text:p>
      <text:p text:style-name="P33"/>
      <text:p text:style-name="P82"><text:span text:style-name="T16">p </text:span>= <text:span text:style-name="T16">m — (</text:span>2m <text:span text:style-name="T11">—</text:span> n<text:span text:style-name="T16">)</text:span></text:p>
      <text:p text:style-name="P81"/>
      <text:p text:style-name="P34">Задача <text:span text:style-name="T14">8</text:span>.</text:p>
      <text:p text:style-name="P34"/>
      <text:p text:style-name="P77">p = <text:span text:style-name="T16">2</text:span>a <text:span text:style-name="T16">+ (a — b)</text:span></text:p>
      <text:p text:style-name="P76"/>
      <text:p text:style-name="P34">Задача <text:span text:style-name="T14">9</text:span>.</text:p>
      <text:p text:style-name="P34"/>
      <text:p text:style-name="P83">A =<draw:frame draw:style-name="fr1" draw:name="Object17" text:anchor-type="as-char" svg:y="-0.619cm" svg:width="0.497cm" svg:height="0.998c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76"/>
      <text:p text:style-name="P34">Задача <text:span text:style-name="T14">10</text:span>.</text:p>
      <text:p text:style-name="P34"/>
      <text:p text:style-name="P76">N = 10a + b</text:p>
      <text:p text:style-name="P76"/>
      <text:p text:style-name="P34">Задача <text:span text:style-name="T14">11</text:span>.</text:p>
      <text:p text:style-name="P34"/>
      <text:p text:style-name="P76">n = 100a + 10b + c</text:p>
      <text:p text:style-name="P76"/>
      <text:p text:style-name="P34">Задача <text:span text:style-name="T14">12</text:span>.</text:p>
      <text:p text:style-name="P34"/>
      <text:p text:style-name="P79">a <text:span text:style-name="T16">+ b </text:span>= <text:span text:style-name="T16">2a — b</text:span></text:p>
      <text:p text:style-name="P78"/>
      <text:p text:style-name="P35">Задача <text:span text:style-name="T14">13</text:span>.</text:p>
      <text:p text:style-name="P35"/>
      <text:p text:style-name="P85">a <text:span text:style-name="T11">—</text:span> c = 2(b <text:span text:style-name="T11">—</text:span> 3c)</text:p>
      <text:p text:style-name="P84"/>
      <text:p text:style-name="P84"/>
      <text:p text:style-name="P5">§ <text:span text:style-name="T17">5</text:span></text:p>
      <text:p text:style-name="P5"/>
      <text:p text:style-name="P36">Задача 1.</text:p>
      <text:p text:style-name="P36"/>
      <text:p text:style-name="P86">4 * 4 = 2 * 2 * 2 * 2 = 16</text:p>
      <text:p text:style-name="P86"/>
      <text:p text:style-name="P36">Задача <text:span text:style-name="T18">2</text:span>.</text:p>
      <text:p text:style-name="P36"/>
      <text:p text:style-name="P36"><draw:frame draw:style-name="fr1" draw:name="Object18" text:anchor-type="as-char" svg:y="-0.437cm" svg:width="1.178cm" svg:height="0.527cm" draw:z-index="38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40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36"/>
      <text:p text:style-name="P37"><text:soft-page-break/>Задача <text:span text:style-name="T20">3</text:span>.</text:p>
      <text:p text:style-name="P37"/>
      <text:p text:style-name="P37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37"/>
      <text:p text:style-name="P38">Задача <text:span text:style-name="T21">4</text:span>.</text:p>
      <text:p text:style-name="P38"/>
      <text:p text:style-name="P87">a = 0;<draw:frame draw:style-name="fr1" draw:name="Object29" text:anchor-type="as-char" svg:y="-0.437cm" svg:width="0.556cm" svg:height="0.527cm" draw:z-index="57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9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87"/>
      <text:p text:style-name="P39">Задача <text:span text:style-name="T22">5</text:span>.</text:p>
      <text:p text:style-name="P39"/>
      <text:p text:style-name="P88">Несправедливо.</text:p>
      <text:p text:style-name="P88"/>
      <text:p text:style-name="P39">Задача <text:span text:style-name="T22">6</text:span>.</text:p>
      <text:p text:style-name="P39"/>
      <text:p text:style-name="P39"><draw:frame draw:style-name="fr1" draw:name="Object31" text:anchor-type="as-char" svg:y="-0.681cm" svg:width="2.87cm" svg:height="1.148cm" draw:z-index="68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6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7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39"/>
      <text:p text:style-name="P39">Задача <text:span text:style-name="T22">7</text:span>.</text:p>
      <text:p text:style-name="P39"/>
      <text:p text:style-name="P39"><text:span text:style-name="T24">a = 25;</text:span><draw:frame draw:style-name="fr1" draw:name="Object34" text:anchor-type="as-char" svg:y="-0.437cm" svg:width="0.758cm" svg:height="0.527cm" draw:z-index="7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39"/>
      <text:p text:style-name="P39">Задача <text:span text:style-name="T22">8</text:span>.</text:p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0">a</text:p>
          </table:table-cell>
          <table:table-cell table:style-name="Table3.B1" office:value-type="string">
            <text:p text:style-name="P161"><draw:frame draw:style-name="fr1" draw:name="Object35" text:anchor-type="as-char" svg:y="-0.437cm" svg:width="2.117cm" svg:height="0.527cm" draw:z-index="7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70">1</text:p>
          </table:table-cell>
          <table:table-cell table:style-name="Table3.B2" office:value-type="string">
            <text:p text:style-name="P171">8</text:p>
          </table:table-cell>
        </table:table-row>
        <table:table-row>
          <table:table-cell table:style-name="Table3.A2" office:value-type="string">
            <text:p text:style-name="P170">2</text:p>
          </table:table-cell>
          <table:table-cell table:style-name="Table3.B2" office:value-type="string">
            <text:p text:style-name="P171">5</text:p>
          </table:table-cell>
        </table:table-row>
        <table:table-row>
          <table:table-cell table:style-name="Table3.A2" office:value-type="string">
            <text:p text:style-name="P170">3</text:p>
          </table:table-cell>
          <table:table-cell table:style-name="Table3.B2" office:value-type="string">
            <text:p text:style-name="P171">4</text:p>
          </table:table-cell>
        </table:table-row>
        <table:table-row>
          <table:table-cell table:style-name="Table3.A2" office:value-type="string">
            <text:p text:style-name="P170">4</text:p>
          </table:table-cell>
          <table:table-cell table:style-name="Table3.B2" office:value-type="string">
            <text:p text:style-name="P171">5</text:p>
          </table:table-cell>
        </table:table-row>
        <table:table-row>
          <table:table-cell table:style-name="Table3.A2" office:value-type="string">
            <text:p text:style-name="P170">5</text:p>
          </table:table-cell>
          <table:table-cell table:style-name="Table3.B2" office:value-type="string">
            <text:p text:style-name="P171">8</text:p>
          </table:table-cell>
        </table:table-row>
      </table:table>
      <text:p text:style-name="P137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72">a</text:p>
          </table:table-cell>
          <table:table-cell table:style-name="Table4.A1" office:value-type="string">
            <text:p text:style-name="P173"><draw:frame draw:style-name="fr1" draw:name="Object36" text:anchor-type="as-char" svg:y="-0.437cm" svg:width="0.554cm" svg:height="0.527cm" draw:z-index="7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73"><draw:frame draw:style-name="fr1" draw:name="Object37" text:anchor-type="as-char" svg:y="-0.437cm" svg:width="0.556cm" svg:height="0.527cm" draw:z-index="7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72">1</text:p>
          </table:table-cell>
          <table:table-cell table:style-name="Table4.A2" office:value-type="string">
            <text:p text:style-name="P172">1</text:p>
          </table:table-cell>
          <table:table-cell table:style-name="Table4.C2" office:value-type="string">
            <text:p text:style-name="P172">1</text:p>
          </table:table-cell>
        </table:table-row>
        <table:table-row>
          <table:table-cell table:style-name="Table4.A2" office:value-type="string">
            <text:p text:style-name="P172">2</text:p>
          </table:table-cell>
          <table:table-cell table:style-name="Table4.A2" office:value-type="string">
            <text:p text:style-name="P172">4</text:p>
          </table:table-cell>
          <table:table-cell table:style-name="Table4.C2" office:value-type="string">
            <text:p text:style-name="P172">8</text:p>
          </table:table-cell>
        </table:table-row>
        <table:table-row>
          <table:table-cell table:style-name="Table4.A2" office:value-type="string">
            <text:p text:style-name="P172">3</text:p>
          </table:table-cell>
          <table:table-cell table:style-name="Table4.A2" office:value-type="string">
            <text:p text:style-name="P172">9</text:p>
          </table:table-cell>
          <table:table-cell table:style-name="Table4.C2" office:value-type="string">
            <text:p text:style-name="P172">27</text:p>
          </table:table-cell>
        </table:table-row>
        <table:table-row>
          <table:table-cell table:style-name="Table4.A2" office:value-type="string">
            <text:p text:style-name="P172">4</text:p>
          </table:table-cell>
          <table:table-cell table:style-name="Table4.A2" office:value-type="string">
            <text:p text:style-name="P172">16</text:p>
          </table:table-cell>
          <table:table-cell table:style-name="Table4.C2" office:value-type="string">
            <text:p text:style-name="P172">64</text:p>
          </table:table-cell>
        </table:table-row>
        <table:table-row>
          <table:table-cell table:style-name="Table4.A2" office:value-type="string">
            <text:p text:style-name="P172">5</text:p>
          </table:table-cell>
          <table:table-cell table:style-name="Table4.A2" office:value-type="string">
            <text:p text:style-name="P172">25</text:p>
          </table:table-cell>
          <table:table-cell table:style-name="Table4.C2" office:value-type="string">
            <text:p text:style-name="P172">125</text:p>
          </table:table-cell>
        </table:table-row>
        <table:table-row>
          <table:table-cell table:style-name="Table4.A2" office:value-type="string">
            <text:p text:style-name="P172">6</text:p>
          </table:table-cell>
          <table:table-cell table:style-name="Table4.A2" office:value-type="string">
            <text:p text:style-name="P172">36</text:p>
          </table:table-cell>
          <table:table-cell table:style-name="Table4.C2" office:value-type="string">
            <text:p text:style-name="P172">216</text:p>
          </table:table-cell>
        </table:table-row>
        <table:table-row>
          <table:table-cell table:style-name="Table4.A2" office:value-type="string">
            <text:p text:style-name="P172">7</text:p>
          </table:table-cell>
          <table:table-cell table:style-name="Table4.A2" office:value-type="string">
            <text:p text:style-name="P172">49</text:p>
          </table:table-cell>
          <table:table-cell table:style-name="Table4.C2" office:value-type="string">
            <text:p text:style-name="P172">343</text:p>
          </table:table-cell>
        </table:table-row>
        <table:table-row>
          <table:table-cell table:style-name="Table4.A2" office:value-type="string">
            <text:p text:style-name="P172">8</text:p>
          </table:table-cell>
          <table:table-cell table:style-name="Table4.A2" office:value-type="string">
            <text:p text:style-name="P172">64</text:p>
          </table:table-cell>
          <table:table-cell table:style-name="Table4.C2" office:value-type="string">
            <text:p text:style-name="P172">512</text:p>
          </table:table-cell>
        </table:table-row>
        <table:table-row>
          <table:table-cell table:style-name="Table4.A2" office:value-type="string">
            <text:p text:style-name="P172">9</text:p>
          </table:table-cell>
          <table:table-cell table:style-name="Table4.A2" office:value-type="string">
            <text:p text:style-name="P172">81</text:p>
          </table:table-cell>
          <table:table-cell table:style-name="Table4.C2" office:value-type="string">
            <text:p text:style-name="P172">729</text:p>
          </table:table-cell>
        </table:table-row>
        <table:table-row>
          <table:table-cell table:style-name="Table4.A2" office:value-type="string">
            <text:p text:style-name="P172">10</text:p>
          </table:table-cell>
          <table:table-cell table:style-name="Table4.A2" office:value-type="string">
            <text:p text:style-name="P172">100</text:p>
          </table:table-cell>
          <table:table-cell table:style-name="Table4.C2" office:value-type="string">
            <text:p text:style-name="P172">1000</text:p>
          </table:table-cell>
        </table:table-row>
      </table:table>
      <text:p text:style-name="P137"/>
      <text:p text:style-name="P40"/>
      <text:p text:style-name="P40"/>
      <text:p text:style-name="P40"/>
      <text:p text:style-name="P40"><text:soft-page-break/>Задача <text:span text:style-name="T23">9</text:span>.</text:p>
      <text:p text:style-name="P89"/>
      <text:p text:style-name="P40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40"/>
      <text:p text:style-name="P40">Задача <text:span text:style-name="T23">10</text:span>.</text:p>
      <text:p text:style-name="P40"/>
      <text:p text:style-name="P89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9"/>
      <text:p text:style-name="P40">Задача <text:span text:style-name="T23">11</text:span>.</text:p>
      <text:p text:style-name="P40"/>
      <text:p text:style-name="P90">v = <draw:frame draw:style-name="fr1" draw:name="Object43" text:anchor-type="as-char" svg:y="-0.437cm" svg:width="0.556cm" svg:height="0.52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0"/>
      <text:p text:style-name="P41">Задача <text:span text:style-name="T23">12</text:span>.</text:p>
      <text:p text:style-name="P41"/>
      <text:p text:style-name="P91"><draw:frame draw:style-name="fr1" draw:name="Object44" text:anchor-type="as-char" svg:y="-0.437cm" svg:width="0.554cm" svg:height="0.527cm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56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89"/>
      <text:p text:style-name="P89"/>
      <text:p text:style-name="P89"/>
      <text:p text:style-name="P6">§ <text:span text:style-name="T25">6</text:span></text:p>
      <text:p text:style-name="P6"/>
      <text:p text:style-name="P42">Задача <text:span text:style-name="T23">1</text:span>.</text:p>
      <text:p text:style-name="P42"/>
      <text:p text:style-name="P42"><draw:frame draw:style-name="fr1" draw:name="Object23" text:anchor-type="as-char" svg:y="-0.681cm" svg:width="1.205cm" svg:height="1.058cm" draw:z-index="76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7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8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42"/>
      <text:p text:style-name="P42"><draw:frame draw:style-name="fr1" draw:name="Object41" text:anchor-type="as-char" svg:y="-0.619cm" svg:width="5.472cm" svg:height="0.998cm" draw:z-index="81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8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2"/>
      <text:p text:style-name="P43">Задача <text:span text:style-name="T26">2</text:span>.</text:p>
      <text:p text:style-name="P43"/>
      <text:p text:style-name="P92">Доказательство: 29 * 13 + 29 * 18 = 29 (13 + 18) = 29 * 31</text:p>
      <text:p text:style-name="P92"/>
      <text:p text:style-name="P92"/>
      <text:p text:style-name="P7">§ <text:span text:style-name="T28">7</text:span></text:p>
      <text:p text:style-name="P7"/>
      <text:p text:style-name="P44">Задача <text:span text:style-name="T23">1</text:span>.</text:p>
      <text:p text:style-name="P93"/>
      <text:p text:style-name="P93">Нет. Обратное число существует для любого, кроме нуля.</text:p>
      <text:p text:style-name="P93"/>
      <text:p text:style-name="P93"/>
      <text:p text:style-name="P8">§ <text:span text:style-name="T29">9</text:span></text:p>
      <text:p text:style-name="P94"/>
      <text:p text:style-name="P45">Задача <text:span text:style-name="T23">1</text:span>.</text:p>
      <text:p text:style-name="P45"/>
      <text:p text:style-name="P95"><text:span text:style-name="T30">R = (</text:span>a * m) + <text:span text:style-name="T30">((A</text:span> — a) * n)</text:p>
      <text:p text:style-name="P95"/>
      <text:p text:style-name="P95">125 = (15 * 3) + ((<text:span text:style-name="T30">3</text:span>5 — 15)) * n)</text:p>
      <text:p text:style-name="P96">125 = 45 + 20 * n</text:p>
      <text:p text:style-name="P96">125 — 45 = 20n</text:p>
      <text:p text:style-name="P96">80 = 20 n</text:p>
      <text:p text:style-name="P96">n = 80 / 20</text:p>
      <text:p text:style-name="P96">n = 4 </text:p>
      <text:p text:style-name="P46"><text:soft-page-break/>Задача <text:span text:style-name="T30">2</text:span>.</text:p>
      <text:p text:style-name="P46"/>
      <text:p text:style-name="P99">v = V — S / t;</text:p>
      <text:p text:style-name="P98">V = S / t + v; </text:p>
      <text:p text:style-name="P97">S = (V — v) * t; </text:p>
      <text:p text:style-name="P97">t = S / (V — v).</text:p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74">S</text:p>
          </table:table-cell>
          <table:table-cell table:style-name="Table5.A1" office:value-type="string">
            <text:p text:style-name="P174">V</text:p>
          </table:table-cell>
          <table:table-cell table:style-name="Table5.A1" office:value-type="string">
            <text:p text:style-name="P174">v</text:p>
          </table:table-cell>
          <table:table-cell table:style-name="Table5.D1" office:value-type="string">
            <text:p text:style-name="P174">t</text:p>
          </table:table-cell>
        </table:table-row>
        <table:table-row>
          <table:table-cell table:style-name="Table5.A2" office:value-type="string">
            <text:p text:style-name="P174">40</text:p>
          </table:table-cell>
          <table:table-cell table:style-name="Table5.A2" office:value-type="string">
            <text:p text:style-name="P174">12</text:p>
          </table:table-cell>
          <table:table-cell table:style-name="Table5.A2" office:value-type="string">
            <text:p text:style-name="P176">2</text:p>
          </table:table-cell>
          <table:table-cell table:style-name="Table5.D2" office:value-type="string">
            <text:p text:style-name="P174">4</text:p>
          </table:table-cell>
        </table:table-row>
        <table:table-row>
          <table:table-cell table:style-name="Table5.A2" office:value-type="string">
            <text:p text:style-name="P174">20</text:p>
          </table:table-cell>
          <table:table-cell table:style-name="Table5.A2" office:value-type="string">
            <text:p text:style-name="P175">13</text:p>
          </table:table-cell>
          <table:table-cell table:style-name="Table5.A2" office:value-type="string">
            <text:p text:style-name="P174">3</text:p>
          </table:table-cell>
          <table:table-cell table:style-name="Table5.D2" office:value-type="string">
            <text:p text:style-name="P174">2</text:p>
          </table:table-cell>
        </table:table-row>
        <table:table-row>
          <table:table-cell table:style-name="Table5.A2" office:value-type="string">
            <text:p text:style-name="P175">36</text:p>
          </table:table-cell>
          <table:table-cell table:style-name="Table5.A2" office:value-type="string">
            <text:p text:style-name="P174">15</text:p>
          </table:table-cell>
          <table:table-cell table:style-name="Table5.A2" office:value-type="string">
            <text:p text:style-name="P174">3</text:p>
          </table:table-cell>
          <table:table-cell table:style-name="Table5.D2" office:value-type="string">
            <text:p text:style-name="P174">3</text:p>
          </table:table-cell>
        </table:table-row>
        <table:table-row>
          <table:table-cell table:style-name="Table5.A2" office:value-type="string">
            <text:p text:style-name="P174">98</text:p>
          </table:table-cell>
          <table:table-cell table:style-name="Table5.A2" office:value-type="string">
            <text:p text:style-name="P174">12,5</text:p>
          </table:table-cell>
          <table:table-cell table:style-name="Table5.A2" office:value-type="string">
            <text:p text:style-name="P174">2,7</text:p>
          </table:table-cell>
          <table:table-cell table:style-name="Table5.D2" office:value-type="string">
            <text:p text:style-name="P175">10</text:p>
          </table:table-cell>
        </table:table-row>
      </table:table>
      <text:p text:style-name="P46"/>
      <text:p text:style-name="P48">Задача <text:span text:style-name="T31">3</text:span>.</text:p>
      <text:p text:style-name="P48"/>
      <text:p text:style-name="P99">(a — 3) * b = (a * c) + d</text:p>
      <text:p text:style-name="P99"/>
      <text:p text:style-name="P99">(40 — 3) * 10 = (40 * 9) + d</text:p>
      <text:p text:style-name="P99">370 = 360 + d</text:p>
      <text:p text:style-name="P99">370 — 360 = d</text:p>
      <text:p text:style-name="P99">d = 10</text:p>
      <text:p text:style-name="P99"/>
      <text:p text:style-name="P48">Задача <text:span text:style-name="T31">4</text:span>.</text:p>
      <text:p text:style-name="P48"/>
      <text:p text:style-name="P102">(a — d) + b = (a + b) / 3</text:p>
      <text:p text:style-name="P102"/>
      <text:p text:style-name="P102">(40 — d) + 5 = (40 + 5) / 3</text:p>
      <text:p text:style-name="P102">(40 — d) + 5 = 15</text:p>
      <text:p text:style-name="P102">40 — d = 10</text:p>
      <text:p text:style-name="P102">d = 30</text:p>
      <text:p text:style-name="P100"/>
      <text:p text:style-name="P49">Задача <text:span text:style-name="T32">5</text:span>.</text:p>
      <text:p text:style-name="P49"/>
      <text:p text:style-name="P101">a + c = a * 2 — d</text:p>
      <text:p text:style-name="P101"/>
      <text:p text:style-name="P101">15 + 5 = 15 * 2 — d</text:p>
      <text:p text:style-name="P101">20 = 30 — d</text:p>
      <text:p text:style-name="P101">d = 30 — 20</text:p>
      <text:p text:style-name="P101">d = 10 <text:s text:c="2"/></text:p>
      <text:p text:style-name="P101"/>
      <text:p text:style-name="P101"><text:s/></text:p>
      <text:p text:style-name="P9">§ <text:span text:style-name="T33">11</text:span></text:p>
      <text:p text:style-name="P9"/>
      <text:p text:style-name="P50">Задача <text:span text:style-name="T33">1</text:span>.</text:p>
      <text:p text:style-name="P50"/>
      <text:p text:style-name="P103"><draw:frame draw:style-name="fr1" draw:name="Object48" text:anchor-type="as-char" svg:y="-0.377cm" svg:width="1.012cm" svg:height="0.531cm" draw:z-index="84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8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8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3"><draw:frame draw:style-name="fr1" draw:name="Object50" text:anchor-type="as-char" svg:y="-0.377cm" svg:width="1.884cm" svg:height="0.531cm" draw:z-index="8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3"><draw:frame draw:style-name="fr1" draw:name="Object54" text:anchor-type="as-char" svg:y="-0.683cm" svg:width="1.097cm" svg:height="1.062cm" draw:z-index="8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9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3"><text:soft-page-break/><draw:frame draw:style-name="fr1" draw:name="Object55" text:anchor-type="as-char" svg:y="-0.619cm" svg:width="1.134cm" svg:height="0.998cm" draw:z-index="3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04">h = <draw:frame draw:style-name="fr1" draw:name="Object56" text:anchor-type="as-char" svg:y="-0.619cm" svg:width="1.134cm" svg:height="0.998cm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44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45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47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8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04"/>
      <text:p text:style-name="P51">Задача <text:span text:style-name="T36">2</text:span>.</text:p>
      <text:p text:style-name="P51"/>
      <text:p text:style-name="P51"><draw:frame draw:style-name="fr1" draw:name="Object62" text:anchor-type="as-char" svg:y="-0.437cm" svg:width="2.572cm" svg:height="0.591cm" draw:z-index="50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51"><draw:frame draw:style-name="fr1" draw:name="Object63" text:anchor-type="as-char" svg:y="-0.386cm" svg:width="4.59cm" svg:height="0.542cm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51"><draw:frame draw:style-name="fr1" draw:name="Object64" text:anchor-type="as-char" svg:y="-0.377cm" svg:width="3.679cm" svg:height="0.531cm" draw:z-index="5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5"/>
      <text:p text:style-name="P105">150 — 25 = 60 + 22с</text:p>
      <text:p text:style-name="P105">125 = 60 + 22с</text:p>
      <text:p text:style-name="P105">125 — 60 = 22с</text:p>
      <text:p text:style-name="P105">65 = 22с</text:p>
      <text:p text:style-name="P105"><draw:frame draw:style-name="fr1" draw:name="Object65" text:anchor-type="as-char" svg:y="-0.619cm" svg:width="0.714cm" svg:height="0.998cm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05">с =<draw:frame draw:style-name="fr1" draw:name="Object66" text:anchor-type="as-char" svg:y="-0.619cm" svg:width="0.963cm" svg:height="0.998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05"/>
      <text:p text:style-name="P52">Задача <text:span text:style-name="T38">3</text:span>.</text:p>
      <text:p text:style-name="P52"/>
      <text:p text:style-name="P106">1) s = a + (a — b) + n;<text:span text:style-name="T39"> проверка:</text:span> 50 = 20 + (20 — 5) + 15 <text:span text:style-name="T39">=&gt; 50 = 50</text:span> </text:p>
      <text:p text:style-name="P106">2) b = a — s + a + n =&gt; b = 20 — 50 + 20 + 15 = 5</text:p>
      <text:p text:style-name="P107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06"/>
      <text:p text:style-name="P53">Задача <text:span text:style-name="T39">4</text:span>.</text:p>
      <text:p text:style-name="P53"/>
      <text:p text:style-name="P109">1) (a * b) + c = d * (a + 8); проверка:<text:span text:style-name="T38"> (20 * 25) + 536 = 37 * (20 + 8) =&gt; 1036 = 1036</text:span></text:p>
      <text:p text:style-name="P108">2) c = d * (a + 8) - (a * b) = 37 * (20 + 8) — (20 * 25) = 536</text:p>
      <text:p text:style-name="P111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10"/>
      <text:p text:style-name="P54">Задача <text:span text:style-name="T40">5</text:span>.</text:p>
      <text:p text:style-name="P54"/>
      <text:p text:style-name="P112">1) a — c = (b — d) * m</text:p>
      <text:p text:style-name="P113"/>
      <text:p text:style-name="P112">2)</text:p>
      <text:p text:style-name="P112"/>
      <text:p text:style-name="P113"><text:s text:c="4"/><text:span text:style-name="T41">m = </text:span>a — c / <text:span text:style-name="T41">b — d</text:span></text:p>
      <text:p text:style-name="P113"><text:s text:c="4"/><text:span text:style-name="T41">b = (a — c + dm) / m</text:span></text:p>
      <text:p text:style-name="P113"><text:s text:c="4"/><text:span text:style-name="T41">a = </text:span>(b — d) * m <text:span text:style-name="T41">+ c</text:span></text:p>
      <text:p text:style-name="P113"><text:s text:c="4"/><text:span text:style-name="T42">d = (bm — (a — c)) / m</text:span></text:p>
      <text:p text:style-name="P113"><text:s text:c="4"/><text:span text:style-name="T41">c = a </text:span>—<text:span text:style-name="T41"> </text:span>(b — d) * m</text:p>
      <text:p text:style-name="P113"/>
      <text:p text:style-name="P113"/>
      <text:p text:style-name="P113"/>
      <text:p text:style-name="P113"/>
      <text:p text:style-name="P1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73"/>
          </table:table-cell>
          <table:table-cell table:style-name="Table6.B1" office:value-type="string">
            <text:p text:style-name="P177">c</text:p>
          </table:table-cell>
          <table:table-cell table:style-name="Table6.B1" office:value-type="string">
            <text:p text:style-name="P177">d</text:p>
          </table:table-cell>
          <table:table-cell table:style-name="Table6.B1" office:value-type="string">
            <text:p text:style-name="P177">a</text:p>
          </table:table-cell>
          <table:table-cell table:style-name="Table6.B1" office:value-type="string">
            <text:p text:style-name="P177">b</text:p>
          </table:table-cell>
          <table:table-cell table:style-name="Table6.B1" office:value-type="string">
            <text:p text:style-name="P177">m</text:p>
          </table:table-cell>
        </table:table-row>
        <table:table-row>
          <table:table-cell table:style-name="Table6.A2" office:value-type="string">
            <text:p text:style-name="P177">1</text:p>
          </table:table-cell>
          <table:table-cell table:style-name="Table6.B2" office:value-type="string">
            <text:p text:style-name="P177">250</text:p>
          </table:table-cell>
          <table:table-cell table:style-name="Table6.B2" office:value-type="string">
            <text:p text:style-name="P177">50</text:p>
          </table:table-cell>
          <table:table-cell table:style-name="Table6.B2" office:value-type="string">
            <text:p text:style-name="P177">1000</text:p>
          </table:table-cell>
          <table:table-cell table:style-name="Table6.B2" office:value-type="string">
            <text:p text:style-name="P177">300</text:p>
          </table:table-cell>
          <table:table-cell table:style-name="Table6.F2" office:value-type="string">
            <text:p text:style-name="P178">3</text:p>
          </table:table-cell>
        </table:table-row>
        <table:table-row>
          <table:table-cell table:style-name="Table6.A2" office:value-type="string">
            <text:p text:style-name="P177">2</text:p>
          </table:table-cell>
          <table:table-cell table:style-name="Table6.B2" office:value-type="string">
            <text:p text:style-name="P177">100</text:p>
          </table:table-cell>
          <table:table-cell table:style-name="Table6.B2" office:value-type="string">
            <text:p text:style-name="P177">600</text:p>
          </table:table-cell>
          <table:table-cell table:style-name="Table6.B2" office:value-type="string">
            <text:p text:style-name="P177">900</text:p>
          </table:table-cell>
          <table:table-cell table:style-name="Table6.B2" office:value-type="string">
            <text:p text:style-name="P179">800</text:p>
          </table:table-cell>
          <table:table-cell table:style-name="Table6.F2" office:value-type="string">
            <text:p text:style-name="P177">4</text:p>
          </table:table-cell>
        </table:table-row>
        <table:table-row>
          <table:table-cell table:style-name="Table6.A2" office:value-type="string">
            <text:p text:style-name="P177">3</text:p>
          </table:table-cell>
          <table:table-cell table:style-name="Table6.B2" office:value-type="string">
            <text:p text:style-name="P177">200</text:p>
          </table:table-cell>
          <table:table-cell table:style-name="Table6.B2" office:value-type="string">
            <text:p text:style-name="P177">300</text:p>
          </table:table-cell>
          <table:table-cell table:style-name="Table6.B2" office:value-type="string">
            <text:p text:style-name="P178">1200</text:p>
          </table:table-cell>
          <table:table-cell table:style-name="Table6.B2" office:value-type="string">
            <text:p text:style-name="P177">800</text:p>
          </table:table-cell>
          <table:table-cell table:style-name="Table6.F2" office:value-type="string">
            <text:p text:style-name="P177">2</text:p>
          </table:table-cell>
        </table:table-row>
        <table:table-row>
          <table:table-cell table:style-name="Table6.A2" office:value-type="string">
            <text:p text:style-name="P177">4</text:p>
          </table:table-cell>
          <table:table-cell table:style-name="Table6.B2" office:value-type="string">
            <text:p text:style-name="P177">500</text:p>
          </table:table-cell>
          <table:table-cell table:style-name="Table6.B2" office:value-type="string">
            <text:p text:style-name="P179">600</text:p>
          </table:table-cell>
          <table:table-cell table:style-name="Table6.B2" office:value-type="string">
            <text:p text:style-name="P177">2000</text:p>
          </table:table-cell>
          <table:table-cell table:style-name="Table6.B2" office:value-type="string">
            <text:p text:style-name="P177">900</text:p>
          </table:table-cell>
          <table:table-cell table:style-name="Table6.F2" office:value-type="string">
            <text:p text:style-name="P177">5</text:p>
          </table:table-cell>
        </table:table-row>
        <table:table-row>
          <table:table-cell table:style-name="Table6.A2" office:value-type="string">
            <text:p text:style-name="P177">5</text:p>
          </table:table-cell>
          <table:table-cell table:style-name="Table6.B2" office:value-type="string">
            <text:p text:style-name="P178">1000</text:p>
          </table:table-cell>
          <table:table-cell table:style-name="Table6.B2" office:value-type="string">
            <text:p text:style-name="P177">300</text:p>
          </table:table-cell>
          <table:table-cell table:style-name="Table6.B2" office:value-type="string">
            <text:p text:style-name="P177">2500</text:p>
          </table:table-cell>
          <table:table-cell table:style-name="Table6.B2" office:value-type="string">
            <text:p text:style-name="P177">800</text:p>
          </table:table-cell>
          <table:table-cell table:style-name="Table6.F2" office:value-type="string">
            <text:p text:style-name="P177">3</text:p>
          </table:table-cell>
        </table:table-row>
      </table:table>
      <text:p text:style-name="P112"/>
      <text:p text:style-name="P114">3)</text:p>
      <text:p text:style-name="P115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15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15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15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15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14"/>
      <text:p text:style-name="P55">Задача <text:span text:style-name="T43">6</text:span>.</text:p>
      <text:p text:style-name="P55"/>
      <text:p text:style-name="P117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18">2)</text:p>
      <text:p text:style-name="P118">a) A = a + (a + 400) + ((a + (a + 400)) / 4) = 100 + (100 + 400) + ((100 + (100 + 400)) / 4) = <text:span text:style-name="T44">750 т</text:span></text:p>
      <text:p text:style-name="P119">б) <text:span text:style-name="T45">7200 = 2000 + (2000 + 800) + ((2000 + (2000 + 800))) / d</text:span></text:p>
      <text:p text:style-name="P116"><text:s text:c="4"/><text:span text:style-name="T45">7200 — 2000 — (2000 + 800) = (2000 + (2000 + 800)) / d</text:span></text:p>
      <text:p text:style-name="P116"><text:s text:c="4"/><text:span text:style-name="T45">2400 = (2000 + (2000 + 800)) / d</text:span></text:p>
      <text:p text:style-name="P116"><text:s text:c="4"/><text:span text:style-name="T45">2400d = 4800</text:span></text:p>
      <text:p text:style-name="P116"><text:s text:c="4"/><text:span text:style-name="T45">d = 4800 / 2400 = 2</text:span></text:p>
      <text:p text:style-name="P116"/>
      <text:p text:style-name="P116"/>
      <text:p text:style-name="P10">§ <text:span text:style-name="T33">12</text:span></text:p>
      <text:p text:style-name="P10"/>
      <text:p text:style-name="P56">Задача <text:span text:style-name="T47">1</text:span>.</text:p>
      <text:p text:style-name="P56"/>
      <text:p text:style-name="P120">2x + 1,75 = 2,3</text:p>
      <text:p text:style-name="P120">2x = 2,3 — 1, 75</text:p>
      <text:p text:style-name="P120">2x = 0,55</text:p>
      <text:p text:style-name="P120">x = 0,55 / 2 = 0,275</text:p>
      <text:p text:style-name="P120"/>
      <text:p text:style-name="P56">Задача <text:span text:style-name="T47">2</text:span>.</text:p>
      <text:p text:style-name="P56"/>
      <text:p text:style-name="P120">3x — 3,7 = 0,8</text:p>
      <text:p text:style-name="P120">3x = 0,8 + 3,7</text:p>
      <text:p text:style-name="P120"><text:soft-page-break/>3x = 4,5</text:p>
      <text:p text:style-name="P120">x = 4,5 / 3 = 1,5</text:p>
      <text:p text:style-name="P120"/>
      <text:p text:style-name="P56">Задача <text:span text:style-name="T47">3</text:span>.</text:p>
      <text:p text:style-name="P56"/>
      <text:p text:style-name="P120">x / 2,5 = 1,3</text:p>
      <text:p text:style-name="P120">x = 1,3 * 2,5</text:p>
      <text:p text:style-name="P120">x = 3,25</text:p>
      <text:p text:style-name="P120"/>
      <text:p text:style-name="P56">Задача <text:span text:style-name="T47">4</text:span>.</text:p>
      <text:p text:style-name="P56"/>
      <text:p text:style-name="P120">12,5 / x = 0,5</text:p>
      <text:p text:style-name="P120">12,5 = 0,5x</text:p>
      <text:p text:style-name="P120">x = 12,5 / 0,5 = 25</text:p>
      <text:p text:style-name="P120"/>
      <text:p text:style-name="P56">Задача <text:span text:style-name="T47">5</text:span>.</text:p>
      <text:p text:style-name="P56"/>
      <text:p text:style-name="P121">12*25 + 40x = 5 руб. 80 коп.</text:p>
      <text:p text:style-name="P122">300 + 40x <text:s/>= 580</text:p>
      <text:p text:style-name="P122">40x = 580 — 300</text:p>
      <text:p text:style-name="P122">40x = 280</text:p>
      <text:p text:style-name="P122">x = 280 / 40 = 7</text:p>
      <text:p text:style-name="P122"/>
      <text:p text:style-name="P122"/>
      <text:p text:style-name="P57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58"><text:span text:style-name="T47">1</text:span>.</text:p>
      <text:p text:style-name="P58"/>
      <text:p text:style-name="P123">3;<text:tab/>-3;<text:tab/>-2;</text:p>
      <text:p text:style-name="P123">2;<text:tab/>-2;<text:tab/>-3.</text:p>
      <text:p text:style-name="P123"/>
      <text:p text:style-name="P123">2.</text:p>
      <text:p text:style-name="P123"/>
      <text:p text:style-name="P123">7+(-3) = 7 — 3 = 4;<text:tab/>9+(-5) = 9 — 5 = 4.</text:p>
      <text:p text:style-name="P123"/>
      <text:p text:style-name="P123">3.</text:p>
      <text:p text:style-name="P123"/>
      <text:p text:style-name="P123">2;<text:tab/>0;<text:tab/>-4.</text:p>
      <text:p text:style-name="P123"/>
      <text:p text:style-name="P13">§ <text:span text:style-name="T49">2</text:span></text:p>
      <text:p text:style-name="P13"/>
      <text:p text:style-name="P14">Упражнения</text:p>
      <text:p text:style-name="P14"/>
      <text:p text:style-name="P124">1.</text:p>
      <text:p text:style-name="P124"/>
      <text:p text:style-name="P124">2 — 5 = -3, т. к. 5 — 3 = 2;</text:p>
      <text:p text:style-name="P124">4 — 9 = -5, т. к. 9 — 5 = 4. </text:p>
      <text:p text:style-name="P15"><text:soft-page-break/>§ <text:span text:style-name="T50">3</text:span></text:p>
      <text:p text:style-name="P15"/>
      <text:p text:style-name="P59">Задача <text:span text:style-name="T47">1</text:span>.</text:p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94">Промежуток времени</text:p>
          </table:table-cell>
          <table:table-cell table:style-name="Table7.B1" office:value-type="string">
            <text:p text:style-name="P185">От 0 ч.</text:p>
            <text:p text:style-name="P185">До 2 ч.</text:p>
          </table:table-cell>
          <table:table-cell table:style-name="Table7.B1" office:value-type="string">
            <text:p text:style-name="P185">2 ч.</text:p>
            <text:p text:style-name="P185">4 ч.</text:p>
          </table:table-cell>
          <table:table-cell table:style-name="Table7.B1" office:value-type="string">
            <text:p text:style-name="P185">4 ч.</text:p>
            <text:p text:style-name="P185">6 ч.</text:p>
          </table:table-cell>
          <table:table-cell table:style-name="Table7.B1" office:value-type="string">
            <text:p text:style-name="P185">6 ч.</text:p>
            <text:p text:style-name="P185">8 ч.</text:p>
          </table:table-cell>
          <table:table-cell table:style-name="Table7.B1" office:value-type="string">
            <text:p text:style-name="P185">8 ч.</text:p>
            <text:p text:style-name="P185">10 ч.</text:p>
          </table:table-cell>
          <table:table-cell table:style-name="Table7.B1" office:value-type="string">
            <text:p text:style-name="P185">10 ч.</text:p>
            <text:p text:style-name="P185">12 ч.</text:p>
          </table:table-cell>
          <table:table-cell table:style-name="Table7.B1" office:value-type="string">
            <text:p text:style-name="P185">12 ч.</text:p>
            <text:p text:style-name="P185">14 ч.</text:p>
          </table:table-cell>
          <table:table-cell table:style-name="Table7.B1" office:value-type="string">
            <text:p text:style-name="P185">14 ч.</text:p>
            <text:p text:style-name="P185">16 ч.</text:p>
          </table:table-cell>
          <table:table-cell table:style-name="Table7.B1" office:value-type="string">
            <text:p text:style-name="P185">16 ч.</text:p>
            <text:p text:style-name="P185">18 ч.</text:p>
          </table:table-cell>
          <table:table-cell table:style-name="Table7.B1" office:value-type="string">
            <text:p text:style-name="P185">18 ч.</text:p>
            <text:p text:style-name="P185">20 ч.</text:p>
          </table:table-cell>
          <table:table-cell table:style-name="Table7.B1" office:value-type="string">
            <text:p text:style-name="P185">20 ч.</text:p>
            <text:p text:style-name="P185">22 ч.</text:p>
          </table:table-cell>
          <table:table-cell table:style-name="Table7.B1" office:value-type="string">
            <text:p text:style-name="P186">22 ч.</text:p>
            <text:p text:style-name="P189">24 ч.</text:p>
          </table:table-cell>
        </table:table-row>
        <table:table-row>
          <table:table-cell table:style-name="Table7.A2" office:value-type="string">
            <text:p text:style-name="P191">Приращение температуры <text:span text:style-name="T52">(в ºC)</text:span></text:p>
          </table:table-cell>
          <table:table-cell table:style-name="Table7.B2" office:value-type="string">
            <text:p text:style-name="P191">-<text:span text:style-name="T51">2</text:span></text:p>
          </table:table-cell>
          <table:table-cell table:style-name="Table7.B2" office:value-type="string">
            <text:p text:style-name="P191">-<text:span text:style-name="T51">1</text:span></text:p>
          </table:table-cell>
          <table:table-cell table:style-name="Table7.B2" office:value-type="string">
            <text:p text:style-name="P189">0</text:p>
          </table:table-cell>
          <table:table-cell table:style-name="Table7.B2" office:value-type="string">
            <text:p text:style-name="P189">+2</text:p>
          </table:table-cell>
          <table:table-cell table:style-name="Table7.B2" office:value-type="string">
            <text:p text:style-name="P189">+3</text:p>
          </table:table-cell>
          <table:table-cell table:style-name="Table7.B2" office:value-type="string">
            <text:p text:style-name="P189">+3</text:p>
          </table:table-cell>
          <table:table-cell table:style-name="Table7.B2" office:value-type="string">
            <text:p text:style-name="P189">+2</text:p>
          </table:table-cell>
          <table:table-cell table:style-name="Table7.B2" office:value-type="string">
            <text:p text:style-name="P191">-<text:span text:style-name="T51">1</text:span></text:p>
          </table:table-cell>
          <table:table-cell table:style-name="Table7.B2" office:value-type="string">
            <text:p text:style-name="P191">-<text:span text:style-name="T51">1</text:span></text:p>
          </table:table-cell>
          <table:table-cell table:style-name="Table7.B2" office:value-type="string">
            <text:p text:style-name="P191">-<text:span text:style-name="T51">1</text:span></text:p>
          </table:table-cell>
          <table:table-cell table:style-name="Table7.B2" office:value-type="string">
            <text:p text:style-name="P191">-<text:span text:style-name="T51">2</text:span></text:p>
          </table:table-cell>
          <table:table-cell table:style-name="Table7.A2" office:value-type="string">
            <text:p text:style-name="P191">-<text:span text:style-name="T51">2</text:span></text:p>
          </table:table-cell>
        </table:table-row>
      </table:table>
      <text:p text:style-name="P59"/>
      <text:p text:style-name="P60">Задача <text:span text:style-name="T53">2</text:span>.</text:p>
      <text:p text:style-name="P6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95">Изменение значений стороны квадрата</text:p>
          </table:table-cell>
          <table:table-cell table:style-name="Table8.B1" office:value-type="string">
            <text:p text:style-name="P187">От <text:span text:style-name="T53">0,5</text:span> см.</text:p>
            <text:p text:style-name="P187">До <text:span text:style-name="T53">1</text:span> см.</text:p>
          </table:table-cell>
          <table:table-cell table:style-name="Table8.B1" office:value-type="string">
            <text:p text:style-name="P187"><text:span text:style-name="T53">1</text:span> см.</text:p>
            <text:p text:style-name="P187"><text:span text:style-name="T53">1,5</text:span> см.</text:p>
          </table:table-cell>
          <table:table-cell table:style-name="Table8.B1" office:value-type="string">
            <text:p text:style-name="P187"><text:span text:style-name="T53">1,5</text:span> см.</text:p>
            <text:p text:style-name="P187"><text:span text:style-name="T53">2</text:span> см.</text:p>
          </table:table-cell>
          <table:table-cell table:style-name="Table8.B1" office:value-type="string">
            <text:p text:style-name="P187"><text:span text:style-name="T53">2</text:span> см.</text:p>
            <text:p text:style-name="P187"><text:span text:style-name="T53">2,5</text:span> см.</text:p>
          </table:table-cell>
          <table:table-cell table:style-name="Table8.B1" office:value-type="string">
            <text:p text:style-name="P187"><text:span text:style-name="T53">2,5</text:span> см.</text:p>
            <text:p text:style-name="P187"><text:span text:style-name="T53">3</text:span> см.</text:p>
          </table:table-cell>
          <table:table-cell table:style-name="Table8.B1" office:value-type="string">
            <text:p text:style-name="P187"><text:span text:style-name="T53">3</text:span> см.</text:p>
            <text:p text:style-name="P187"><text:span text:style-name="T53">3,5</text:span> см.</text:p>
          </table:table-cell>
          <table:table-cell table:style-name="Table8.B1" office:value-type="string">
            <text:p text:style-name="P187"><text:span text:style-name="T53">3,5</text:span> см.</text:p>
            <text:p text:style-name="P187">4 см.</text:p>
          </table:table-cell>
        </table:table-row>
        <table:table-row>
          <table:table-cell table:style-name="Table8.A2" office:value-type="string">
            <text:p text:style-name="P192">Приращение площади квадрата </text:p>
            <text:p text:style-name="P192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197">+0,75</text:p>
          </table:table-cell>
          <table:table-cell table:style-name="Table8.B2" office:value-type="string">
            <text:p text:style-name="P197">+1,25</text:p>
          </table:table-cell>
          <table:table-cell table:style-name="Table8.B2" office:value-type="string">
            <text:p text:style-name="P197">+1,75</text:p>
          </table:table-cell>
          <table:table-cell table:style-name="Table8.B2" office:value-type="string">
            <text:p text:style-name="P197">+2,25</text:p>
          </table:table-cell>
          <table:table-cell table:style-name="Table8.B2" office:value-type="string">
            <text:p text:style-name="P197">+2,75</text:p>
          </table:table-cell>
          <table:table-cell table:style-name="Table8.B2" office:value-type="string">
            <text:p text:style-name="P197">+3,25</text:p>
          </table:table-cell>
          <table:table-cell table:style-name="Table8.A2" office:value-type="string">
            <text:p text:style-name="P197"><text:span text:style-name="T62">+</text:span>3,75</text:p>
          </table:table-cell>
        </table:table-row>
      </table:table>
      <text:p text:style-name="P138"/>
      <text:p text:style-name="P61">Задача <text:span text:style-name="T63">3</text:span>.</text:p>
      <text:p text:style-name="P6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96">Время измерения</text:p>
          </table:table-cell>
          <table:table-cell table:style-name="Table9.B1" office:value-type="string">
            <text:p text:style-name="P188">0 ч.</text:p>
          </table:table-cell>
          <table:table-cell table:style-name="Table9.B1" office:value-type="string">
            <text:p text:style-name="P188">2 ч.</text:p>
          </table:table-cell>
          <table:table-cell table:style-name="Table9.B1" office:value-type="string">
            <text:p text:style-name="P188">4 ч.</text:p>
          </table:table-cell>
          <table:table-cell table:style-name="Table9.B1" office:value-type="string">
            <text:p text:style-name="P188">6 ч.</text:p>
          </table:table-cell>
          <table:table-cell table:style-name="Table9.B1" office:value-type="string">
            <text:p text:style-name="P188">8 ч.</text:p>
          </table:table-cell>
          <table:table-cell table:style-name="Table9.B1" office:value-type="string">
            <text:p text:style-name="P188">10 ч.</text:p>
          </table:table-cell>
          <table:table-cell table:style-name="Table9.B1" office:value-type="string">
            <text:p text:style-name="P188">12 ч.</text:p>
          </table:table-cell>
          <table:table-cell table:style-name="Table9.B1" office:value-type="string">
            <text:p text:style-name="P188">14 ч.</text:p>
          </table:table-cell>
          <table:table-cell table:style-name="Table9.B1" office:value-type="string">
            <text:p text:style-name="P188">16 ч.</text:p>
          </table:table-cell>
          <table:table-cell table:style-name="Table9.B1" office:value-type="string">
            <text:p text:style-name="P188">18 ч.</text:p>
          </table:table-cell>
          <table:table-cell table:style-name="Table9.B1" office:value-type="string">
            <text:p text:style-name="P188">20 ч.</text:p>
          </table:table-cell>
          <table:table-cell table:style-name="Table9.B1" office:value-type="string">
            <text:p text:style-name="P188">22 ч.</text:p>
          </table:table-cell>
          <table:table-cell table:style-name="Table9.B1" office:value-type="string">
            <text:p text:style-name="P188">2<text:span text:style-name="T64">4</text:span> ч.</text:p>
          </table:table-cell>
        </table:table-row>
        <table:table-row>
          <table:table-cell table:style-name="Table9.A2" office:value-type="string">
            <text:p text:style-name="P193">Температура</text:p>
            <text:p text:style-name="P193"><text:span text:style-name="T65">(в ºC)</text:span> </text:p>
          </table:table-cell>
          <table:table-cell table:style-name="Table9.B2" office:value-type="string">
            <text:p text:style-name="P198">+10º</text:p>
          </table:table-cell>
          <table:table-cell table:style-name="Table9.B2" office:value-type="string">
            <text:p text:style-name="P198">+9º</text:p>
          </table:table-cell>
          <table:table-cell table:style-name="Table9.B2" office:value-type="string">
            <text:p text:style-name="P198">+7º</text:p>
          </table:table-cell>
          <table:table-cell table:style-name="Table9.B2" office:value-type="string">
            <text:p text:style-name="P198">+7º</text:p>
          </table:table-cell>
          <table:table-cell table:style-name="Table9.B2" office:value-type="string">
            <text:p text:style-name="P198">+10º</text:p>
          </table:table-cell>
          <table:table-cell table:style-name="Table9.B2" office:value-type="string">
            <text:p text:style-name="P190">+<text:span text:style-name="T64">14º</text:span></text:p>
          </table:table-cell>
          <table:table-cell table:style-name="Table9.B2" office:value-type="string">
            <text:p text:style-name="P190">+<text:span text:style-name="T64">20º</text:span></text:p>
          </table:table-cell>
          <table:table-cell table:style-name="Table9.B2" office:value-type="string">
            <text:p text:style-name="P198">+22º</text:p>
          </table:table-cell>
          <table:table-cell table:style-name="Table9.B2" office:value-type="string">
            <text:p text:style-name="P198">+22º</text:p>
          </table:table-cell>
          <table:table-cell table:style-name="Table9.B2" office:value-type="string">
            <text:p text:style-name="P198">+19º</text:p>
          </table:table-cell>
          <table:table-cell table:style-name="Table9.B2" office:value-type="string">
            <text:p text:style-name="P198">+16º</text:p>
          </table:table-cell>
          <table:table-cell table:style-name="Table9.A2" office:value-type="string">
            <text:p text:style-name="P198">+11º</text:p>
          </table:table-cell>
          <table:table-cell table:style-name="Table9.N2" office:value-type="string">
            <text:p text:style-name="P198">+9º</text:p>
          </table:table-cell>
        </table:table-row>
      </table:table>
      <text:p text:style-name="P139"/>
      <text:p text:style-name="P139"/>
      <text:p text:style-name="P16">§ <text:span text:style-name="T66">5</text:span></text:p>
      <text:p text:style-name="P16"/>
      <text:p text:style-name="P62">Задача <text:span text:style-name="T66">1</text:span>.</text:p>
      <text:p text:style-name="P62"/>
      <text:p text:style-name="P62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17">§ <text:span text:style-name="T67">6</text:span></text:p>
      <text:p text:style-name="P17"/>
      <text:p text:style-name="P17">Упражнения</text:p>
      <text:p text:style-name="P17"/>
      <text:p text:style-name="P125">1.</text:p>
      <text:p text:style-name="P125"/>
      <text:p text:style-name="P125">-8;<text:tab/>-5;<text:tab/>2.</text:p>
      <text:p text:style-name="P125"/>
      <text:p text:style-name="P125">2.</text:p>
      <text:p text:style-name="P125"/>
      <text:p text:style-name="P125">x = 10;<text:tab/><text:tab/>x = 6;</text:p>
      <text:p text:style-name="P125">x = -5;<text:tab/><text:tab/>x = -5.</text:p>
      <text:p text:style-name="P125"/>
      <text:p text:style-name="P125"/>
      <text:p text:style-name="P125"/>
      <text:p text:style-name="P18"><text:soft-page-break/>§ <text:span text:style-name="T68">8</text:span></text:p>
      <text:p text:style-name="P18"/>
      <text:p text:style-name="P18">Упражнения</text:p>
      <text:p text:style-name="P18"/>
      <text:p text:style-name="P126">1.</text:p>
      <text:p text:style-name="P126"/>
      <text:p text:style-name="P126">5;<text:tab/>-6;<text:tab/>-1;<text:tab/>5.</text:p>
      <text:p text:style-name="P126"/>
      <text:p text:style-name="P126">2.</text:p>
      <text:p text:style-name="P126"/>
      <text:p text:style-name="P126">1;<text:tab/>39.</text:p>
      <text:p text:style-name="P126"/>
      <text:p text:style-name="P126">3.</text:p>
      <text:p text:style-name="P126"/>
      <text:p text:style-name="P126">x = -9;<text:tab/><text:tab/>x = 25.</text:p>
      <text:p text:style-name="P126"/>
      <text:p text:style-name="P126"/>
      <text:p text:style-name="P19">§ <text:span text:style-name="T69">9</text:span></text:p>
      <text:p text:style-name="P19"/>
      <text:p text:style-name="P19">Упражнения</text:p>
      <text:p text:style-name="P19"/>
      <text:p text:style-name="P127">1.</text:p>
      <text:p text:style-name="P127"/>
      <text:p text:style-name="P127">4.</text:p>
      <text:p text:style-name="P127"/>
      <text:p text:style-name="P127">2.</text:p>
      <text:p text:style-name="P127"/>
      <text:p text:style-name="P127">-7.</text:p>
      <text:p text:style-name="P127"/>
      <text:p text:style-name="P127"/>
      <text:p text:style-name="P20">§ <text:span text:style-name="T70">10</text:span></text:p>
      <text:p text:style-name="P20"/>
      <text:p text:style-name="P20">Упражнения</text:p>
      <text:p text:style-name="P20"/>
      <text:p text:style-name="P128">1.</text:p>
      <text:p text:style-name="P128"/>
      <text:p text:style-name="P128">3 &gt; -7;<text:tab/><text:tab/>-4 &gt; -7;<text:tab/>0 &lt; 5;<text:tab/><text:tab/>-6 &lt; 3.</text:p>
      <text:p text:style-name="P128"/>
      <text:p text:style-name="P128">2.</text:p>
      <text:p text:style-name="P128"/>
      <text:p text:style-name="P128">1) a &lt; x &lt; b;</text:p>
      <text:p text:style-name="P129">2) <text:span text:style-name="T71">a </text:span><text:span text:style-name="T72">≤ x ≤ b</text:span>;</text:p>
      <text:p text:style-name="P128">3) 0 &lt; a &lt; <text:span text:style-name="T71">1</text:span>.</text:p>
      <text:p text:style-name="P128"/>
      <text:p text:style-name="P128"/>
      <text:p text:style-name="P21">§ <text:span text:style-name="T70">11</text:span></text:p>
      <text:p text:style-name="P21"/>
      <text:p text:style-name="P63">Задача <text:span text:style-name="T66">1</text:span>.</text:p>
      <text:p text:style-name="P63"/>
      <text:p text:style-name="P130">AB = 5;<text:tab/>BA = -5.</text:p>
      <text:p text:style-name="P130"/>
      <text:p text:style-name="P130"/>
      <text:p text:style-name="P63"><text:soft-page-break/>Задача <text:span text:style-name="T73">2</text:span>.</text:p>
      <text:p text:style-name="P63"/>
      <text:p text:style-name="P130">B = -<text:span text:style-name="T74">4 — 3 = -7</text:span>.</text:p>
      <text:p text:style-name="P130"/>
      <text:p text:style-name="P63">Задача <text:span text:style-name="T73">3</text:span>.</text:p>
      <text:p text:style-name="P63"/>
      <text:p text:style-name="P130"><text:span text:style-name="T75">A = 4 + 6 = 10</text:span>.</text:p>
      <text:p text:style-name="P130"/>
      <text:p text:style-name="P130"/>
      <text:p text:style-name="P22">§ <text:span text:style-name="T70">12</text:span></text:p>
      <text:p text:style-name="P22"/>
      <text:p text:style-name="P22">Упражнения</text:p>
      <text:p text:style-name="P22"/>
      <text:p text:style-name="P131">1. -15.<text:tab/><text:tab/>2. 35.<text:tab/><text:tab/>3. -10.<text:tab/><text:tab/>4. 0.</text:p>
      <text:p text:style-name="P131"/>
      <text:p text:style-name="P131">5. 5.<text:tab/><text:tab/>6. -<text:span text:style-name="T76">2</text:span>8.</text:p>
      <text:p text:style-name="P131"/>
      <text:p text:style-name="P131">7. x = -3.<text:tab/>8. x = -7.<text:tab/>9. x = 100<text:tab/>10. x = 0.</text:p>
      <text:p text:style-name="P131"/>
      <text:p text:style-name="P131"/>
      <text:p text:style-name="P23">§ <text:span text:style-name="T70">14</text:span></text:p>
      <text:p text:style-name="P23"/>
      <text:p text:style-name="P23">Упражнения</text:p>
      <text:p text:style-name="P23"/>
      <text:p text:style-name="P132">1.</text:p>
      <text:p text:style-name="P132"/>
      <text:p text:style-name="P132">-3<text:span text:style-name="T54">4</text:span><text:span text:style-name="T77"> — 2</text:span><text:span text:style-name="T54">3</text:span><text:span text:style-name="T77"> = </text:span><text:span text:style-name="T78">73</text:span><text:span text:style-name="T77">;<text:tab/><text:tab/>-3</text:span><text:span text:style-name="T54">4</text:span><text:span text:style-name="T77"> — (-2</text:span><text:span text:style-name="T54">3</text:span><text:span text:style-name="T77">) = </text:span><text:span text:style-name="T78">89</text:span><text:span text:style-name="T77">;<text:tab/>3</text:span><text:span text:style-name="T54">4</text:span><text:span text:style-name="T77"> - (-2</text:span><text:span text:style-name="T54">3</text:span><text:span text:style-name="T77">) = 89;<text:tab/><text:tab/>3</text:span><text:span text:style-name="T54">4</text:span><text:span text:style-name="T77"> — 2</text:span><text:span text:style-name="T54">3</text:span><text:span text:style-name="T77"> = 73.</text:span></text:p>
      <text:p text:style-name="P140"/>
      <text:p text:style-name="P141">2.</text:p>
      <text:p text:style-name="P141"/>
      <text:p text:style-name="P132"><text:span text:style-name="T77">-</text:span><text:span text:style-name="T78">2</text:span><text:span text:style-name="T56">3</text:span><text:span text:style-name="T78"> - (-2) = -</text:span><text:span text:style-name="T79">6;<text:tab/><text:tab/>-1,5</text:span><text:span text:style-name="T57">3 </text:span><text:span text:style-name="T79">- (-1,5) = -1,875;<text:tab/><text:tab/>-1</text:span><text:span text:style-name="T57">3</text:span><text:span text:style-name="T79"> - (-1) = 0;<text:tab/><text:tab/></text:span></text:p>
      <text:p text:style-name="P132"><text:span text:style-name="T79">(-</text:span><text:span text:style-name="T79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9">)</text:span><text:span text:style-name="T57">3</text:span><text:span text:style-name="T79"> - (-</text:span><text:span text:style-name="T79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9">) = </text:span><text:span text:style-name="T79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0">= 0,375</text:span><text:span text:style-name="T79">;<text:tab/>0</text:span><text:span text:style-name="T57">3</text:span><text:span text:style-name="T79"> — 0 = 0;<text:tab/>0,5</text:span><text:span text:style-name="T57">3</text:span><text:span text:style-name="T79"> — 0,5 = -</text:span><text:span text:style-name="T80">0,375;<text:tab/>1,5</text:span><text:span text:style-name="T58">3</text:span><text:span text:style-name="T80"> — 1,5 = 1,875;</text:span></text:p>
      <text:p text:style-name="P132"><text:span text:style-name="T80">2</text:span><text:span text:style-name="T58">3</text:span><text:span text:style-name="T80"> — 2 = 6.</text:span></text:p>
      <text:p text:style-name="P142"/>
      <text:p text:style-name="P143">3.</text:p>
      <text:p text:style-name="P143"/>
      <text:p text:style-name="P133"><text:span text:style-name="T81">(</text:span><text:span text:style-name="T79">-</text:span><text:span text:style-name="T81">1)</text:span><text:span text:style-name="T59">n</text:span><text:span text:style-name="T81"> = 1, если n чётное число, (</text:span><text:span text:style-name="T79">-</text:span><text:span text:style-name="T81">1)</text:span><text:span text:style-name="T59">n</text:span><text:span text:style-name="T81"> = -1, если n нечётное число.</text:span></text:p>
      <text:p text:style-name="P144"/>
      <text:p text:style-name="P144"/>
      <text:p text:style-name="P24">§ <text:span text:style-name="T70">15</text:span></text:p>
      <text:p text:style-name="P24"/>
      <text:p text:style-name="P146">Упражнения</text:p>
      <text:p text:style-name="P146"/>
      <text:p text:style-name="P145">1.</text:p>
      <text:p text:style-name="P150"/>
      <text:p text:style-name="P150">1.</text:p>
      <text:p text:style-name="P151"/>
      <text:p text:style-name="P152">2.</text:p>
      <text:p text:style-name="P152"/>
      <text:p text:style-name="P152">0.</text:p>
      <text:p text:style-name="P152"/>
      <text:p text:style-name="P152"><text:soft-page-break/>3.</text:p>
      <text:p text:style-name="P15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180">x</text:p>
          </table:table-cell>
          <table:table-cell table:style-name="Table10.B1" office:value-type="string">
            <text:p text:style-name="P173">-<text:span text:style-name="T82">3</text:span></text:p>
          </table:table-cell>
          <table:table-cell table:style-name="Table10.B1" office:value-type="string">
            <text:p text:style-name="P173">-<text:span text:style-name="T82">2</text:span></text:p>
          </table:table-cell>
          <table:table-cell table:style-name="Table10.B1" office:value-type="string">
            <text:p text:style-name="P173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73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73">-<text:span text:style-name="T82">1,1</text:span></text:p>
          </table:table-cell>
          <table:table-cell table:style-name="Table10.B1" office:value-type="string">
            <text:p text:style-name="P173">-<text:span text:style-name="T82">0,9</text:span></text:p>
          </table:table-cell>
          <table:table-cell table:style-name="Table10.B1" office:value-type="string">
            <text:p text:style-name="P173">-<text:span text:style-name="T82">0,5</text:span></text:p>
          </table:table-cell>
          <table:table-cell table:style-name="Table10.B1" office:value-type="string">
            <text:p text:style-name="P180">0</text:p>
          </table:table-cell>
          <table:table-cell table:style-name="Table10.B1" office:value-type="string">
            <text:p text:style-name="P180">0,5</text:p>
          </table:table-cell>
          <table:table-cell table:style-name="Table10.B1" office:value-type="string">
            <text:p text:style-name="P180">0,9</text:p>
          </table:table-cell>
          <table:table-cell table:style-name="Table10.B1" office:value-type="string">
            <text:p text:style-name="P180">1,1</text:p>
          </table:table-cell>
          <table:table-cell table:style-name="Table10.B1" office:value-type="string">
            <text:p text:style-name="P173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73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180">2</text:p>
          </table:table-cell>
          <table:table-cell table:style-name="Table10.B1" office:value-type="string">
            <text:p text:style-name="P180">3</text:p>
          </table:table-cell>
        </table:table-row>
        <table:table-row>
          <table:table-cell table:style-name="Table10.A2" office:value-type="string">
            <text:p text:style-name="P173"><draw:frame draw:style-name="fr1" draw:name="Object72" text:anchor-type="as-char" svg:y="-0.619cm" svg:width="1.208cm" svg:height="1.058cm" draw:z-index="3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77" text:anchor-type="as-char" svg:y="-0.619cm" svg:width="0.506cm" svg:height="0.998cm" draw:z-index="3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78" text:anchor-type="as-char" svg:y="-0.619cm" svg:width="0.503cm" svg:height="0.998cm" draw:z-index="34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79" text:anchor-type="as-char" svg:y="-0.619cm" svg:width="0.506cm" svg:height="0.998cm" draw:z-index="3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182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2" text:anchor-type="as-char" svg:y="-0.619cm" svg:width="1.064cm" svg:height="0.998cm" draw:z-index="54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3" text:anchor-type="as-char" svg:y="-0.619cm" svg:width="0.847cm" svg:height="0.998cm" draw:z-index="58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181">0</text:p>
          </table:table-cell>
          <table:table-cell table:style-name="Table10.B2" office:value-type="string">
            <text:p text:style-name="P173"><draw:frame draw:style-name="fr1" draw:name="Object84" text:anchor-type="as-char" svg:y="-0.619cm" svg:width="0.503cm" svg:height="0.998cm" draw:z-index="6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5" text:anchor-type="as-char" svg:y="-0.619cm" svg:width="0.72cm" svg:height="0.998cm" draw:z-index="6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6" text:anchor-type="as-char" svg:y="-0.619cm" svg:width="1.252cm" svg:height="0.998cm" draw:z-index="6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7" text:anchor-type="as-char" svg:y="-0.619cm" svg:width="1.058cm" svg:height="0.998cm" draw:z-index="63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8" text:anchor-type="as-char" svg:y="-0.619cm" svg:width="0.852cm" svg:height="0.998cm" draw:z-index="6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89" text:anchor-type="as-char" svg:y="-0.619cm" svg:width="0.847cm" svg:height="0.998cm" draw:z-index="6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73"><draw:frame draw:style-name="fr1" draw:name="Object90" text:anchor-type="as-char" svg:y="-0.619cm" svg:width="0.85cm" svg:height="0.998cm" draw:z-index="6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52"><text:s text:c="2"/></text:p>
      <text:p text:style-name="P152"/>
      <text:p text:style-name="P25">§ <text:span text:style-name="T70">17</text:span></text:p>
      <text:p text:style-name="P25"/>
      <text:p text:style-name="P147">Упражнения</text:p>
      <text:p text:style-name="P147"/>
      <text:p text:style-name="P153">1.</text:p>
      <text:p text:style-name="P153"/>
      <text:p text:style-name="P153">4º;<text:tab/>2º;<text:tab/>-5º.</text:p>
      <text:p text:style-name="P153"/>
      <text:p text:style-name="P153">2.</text:p>
      <text:p text:style-name="P153"/>
      <text:p text:style-name="P153">14 ч.;<text:tab/><text:span text:style-name="T83">8 ч. и 22 ч.</text:span>;<text:tab/><text:span text:style-name="T83">6 ч.;<text:tab/>14 ч.;<text:tab/>2 ч..</text:span></text:p>
      <text:p text:style-name="P153"/>
      <text:p text:style-name="P154">3.</text:p>
      <text:p text:style-name="P158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183">Высота</text:p>
          </table:table-cell>
          <table:table-cell table:style-name="Table11.B1" office:value-type="string">
            <text:p text:style-name="P184">1000 м</text:p>
          </table:table-cell>
          <table:table-cell table:style-name="Table11.B1" office:value-type="string">
            <text:p text:style-name="P184">2000 м</text:p>
          </table:table-cell>
          <table:table-cell table:style-name="Table11.B1" office:value-type="string">
            <text:p text:style-name="P184">3000 м</text:p>
          </table:table-cell>
          <table:table-cell table:style-name="Table11.B1" office:value-type="string">
            <text:p text:style-name="P184">4000 м</text:p>
          </table:table-cell>
          <table:table-cell table:style-name="Table11.B1" office:value-type="string">
            <text:p text:style-name="P184">5000 м</text:p>
          </table:table-cell>
        </table:table-row>
        <table:table-row>
          <table:table-cell table:style-name="Table11.A1" office:value-type="string">
            <text:p text:style-name="P173">Температура</text:p>
            <text:p text:style-name="P183">(в ºC)</text:p>
          </table:table-cell>
          <table:table-cell table:style-name="Table11.B2" office:value-type="string">
            <text:p text:style-name="P184">+10</text:p>
          </table:table-cell>
          <table:table-cell table:style-name="Table11.B2" office:value-type="string">
            <text:p text:style-name="P184">+5</text:p>
          </table:table-cell>
          <table:table-cell table:style-name="Table11.B2" office:value-type="string">
            <text:p text:style-name="P184">0</text:p>
          </table:table-cell>
          <table:table-cell table:style-name="Table11.B2" office:value-type="string">
            <text:p text:style-name="P173">-<text:span text:style-name="T84">10</text:span></text:p>
          </table:table-cell>
          <table:table-cell table:style-name="Table11.B1" office:value-type="string">
            <text:p text:style-name="P184">-15</text:p>
          </table:table-cell>
        </table:table-row>
      </table:table>
      <text:p text:style-name="P199"/>
      <text:p text:style-name="P199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199"/>
      <text:p text:style-name="P199"/>
      <text:p text:style-name="P26"><text:soft-page-break/>ГЛАВА <text:span text:style-name="T48">III</text:span></text:p>
      <text:p text:style-name="P26"/>
      <text:p text:style-name="P26">§ <text:span text:style-name="T85">2</text:span></text:p>
      <text:p text:style-name="P26"/>
      <text:p text:style-name="P148">Упражнения</text:p>
      <text:p text:style-name="P148"/>
      <text:p text:style-name="P155">1. Целое.<text:tab/>2. Целое.<text:tab/>3. Целое.<text:tab/>4. Дробное.</text:p>
      <text:p text:style-name="P155"/>
      <text:p text:style-name="P156">5. Дробное.<text:tab/>6. Дробное.<text:tab/>7. Дробное.</text:p>
      <text:p text:style-name="P156"/>
      <text:p text:style-name="P156"/>
      <text:p text:style-name="P27">§ <text:span text:style-name="T86">3</text:span></text:p>
      <text:p text:style-name="P27"/>
      <text:p text:style-name="P149">Упражнения</text:p>
      <text:p text:style-name="P156"/>
      <text:p text:style-name="P157">1. x<text:span text:style-name="T54">2</text:span> + 4xy — 2a<text:span text:style-name="T54">2</text:span>.</text:p>
      <text:p text:style-name="P157"/>
      <text:p text:style-name="P157">2. 0,83x<text:span text:style-name="T54">2</text:span> — 0,77a<text:span text:style-name="T54">2</text:span> + 4,41ax.</text:p>
      <text:p text:style-name="P157"/>
      <text:p text:style-name="P157">3. 5a<text:span text:style-name="T54">2</text:span>.</text:p>
      <text:p text:style-name="P157"/>
      <text:p text:style-name="P157"/>
      <text:p text:style-name="P206">§ <text:span text:style-name="T87">4</text:span></text:p>
      <text:p text:style-name="P206"/>
      <text:p text:style-name="P201">Упражнения</text:p>
      <text:p text:style-name="P157"/>
      <text:p text:style-name="P203">1. -3x<text:span text:style-name="T54">2</text:span> + 3xy — 5y<text:span text:style-name="T54">2</text:span>.</text:p>
      <text:p text:style-name="P203">2. <text:span text:style-name="T95">-5ab + 5a</text:span><text:span text:style-name="T93">2</text:span><text:span text:style-name="T95"> — 6b</text:span><text:span text:style-name="T93">2</text:span><text:span text:style-name="T95">.</text:span></text:p>
      <text:p text:style-name="P203">3. <text:span text:style-name="T88">1 + x</text:span><text:span text:style-name="T60">2</text:span><text:span text:style-name="T88"> + x</text:span><text:span text:style-name="T60">4</text:span><text:span text:style-name="T88">.</text:span></text:p>
      <text:p text:style-name="P204"/>
      <text:p text:style-name="P204">4. x = a<text:span text:style-name="T54">2</text:span> + 2ab — 2b<text:span text:style-name="T54">2</text:span>.</text:p>
      <text:p text:style-name="P204">5. x = 3ab — b<text:span text:style-name="T54">2</text:span> + a<text:span text:style-name="T54">2</text:span>.</text:p>
      <text:p text:style-name="P204">6. x = <text:span text:style-name="T88">3</text:span>ab<text:span text:style-name="T54">2</text:span> + 3a<text:span text:style-name="T54">2</text:span>b + b<text:span text:style-name="T54">3</text:span>.</text:p>
      <text:p text:style-name="P204"/>
      <text:p text:style-name="P204"/>
      <text:p text:style-name="P207">§ <text:span text:style-name="T97">5</text:span></text:p>
      <text:p text:style-name="P207"/>
      <text:p text:style-name="P202">Упражнения</text:p>
      <text:p text:style-name="P202"/>
      <text:p text:style-name="P205">1. a<text:span text:style-name="T54">19</text:span>.</text:p>
      <text:p text:style-name="P205">2. a<text:span text:style-name="T54">18</text:span>.</text:p>
      <text:p text:style-name="P205">3. x<text:span text:style-name="T54">15</text:span>.</text:p>
      <text:p text:style-name="P205">4. c<text:span text:style-name="T54">24</text:span>.</text:p>
      <text:p text:style-name="P205">5. <text:span text:style-name="T98">(a — b)</text:span><text:span text:style-name="T61">7</text:span><text:span text:style-name="T98">.</text:span></text:p>
      <text:p text:style-name="P205">6. <text:span text:style-name="T98">(</text:span>x<text:span text:style-name="T54"> </text:span><text:span text:style-name="T61">2</text:span><text:span text:style-name="T91"> + y</text:span><text:span text:style-name="T94">2</text:span><text:span text:style-name="T96">)</text:span><text:span text:style-name="T94">6</text:span><text:span text:style-name="T91">.</text:span></text:p>
      <text:p text:style-name="P205"><text:span text:style-name="T91">7. x = b</text:span><text:span text:style-name="T92">5</text:span><text:span text:style-name="T91">.</text:span></text:p>
      <text:p text:style-name="P205"><text:span text:style-name="T91">8. x = b</text:span><text:span text:style-name="T92">2</text:span><text:span text:style-name="T91">.</text:span></text:p>
      <text:p text:style-name="P205"><text:span text:style-name="T91">9. x = b</text:span><text:span text:style-name="T94">4</text:span><text:span text:style-name="T9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1-24T15:06:42.210555357</dc:date>
    <dc:creator>Игорь </dc:creator>
    <meta:editing-duration>PT8H18M56S</meta:editing-duration>
    <meta:editing-cycles>90</meta:editing-cycles>
    <meta:generator>LibreOffice/6.1.1.2$MacOSX_X86_64 LibreOffice_project/5d19a1bfa650b796764388cd8b33a5af1f5baa1b</meta:generator>
    <meta:document-statistic meta:table-count="11" meta:image-count="0" meta:object-count="91" meta:page-count="14" meta:paragraph-count="583" meta:word-count="1859" meta:character-count="6402" meta:non-whitespace-character-count="4931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